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3424" calcext:value-type="float">
            <text:p>34.25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0856" calcext:value-type="float">
            <text:p>34.28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7808" calcext:value-type="float">
            <text:p>34.2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1336" calcext:value-type="float">
            <text:p>34.31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4864" calcext:value-type="float">
            <text:p>34.3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428" calcext:value-type="float">
            <text:p>34.24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6472" calcext:value-type="float">
            <text:p>34.2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572" calcext:value-type="float">
            <text:p>34.3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144" calcext:value-type="float">
            <text:p>34.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3152" calcext:value-type="float">
            <text:p>34.36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7056" calcext:value-type="float">
            <text:p>34.35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72296" calcext:value-type="float">
            <text:p>34.37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3048" calcext:value-type="float">
            <text:p>34.29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38768" calcext:value-type="float">
            <text:p>34.33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1192" calcext:value-type="float">
            <text:p>34.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6576" calcext:value-type="float">
            <text:p>34.32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4008" calcext:value-type="float">
            <text:p>34.3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62" calcext:value-type="float">
            <text:p>34.3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9728" calcext:value-type="float">
            <text:p>34.3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9668" calcext:value-type="float">
            <text:p>34.3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39352" calcext:value-type="float">
            <text:p>34.4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24112" calcext:value-type="float">
            <text:p>34.42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7912" calcext:value-type="float">
            <text:p>34.3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0104" calcext:value-type="float">
            <text:p>34.36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7536" calcext:value-type="float">
            <text:p>34.38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424" calcext:value-type="float">
            <text:p>34.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69248" calcext:value-type="float">
            <text:p>34.36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84488" calcext:value-type="float">
            <text:p>34.38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4384" calcext:value-type="float">
            <text:p>34.3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17432" calcext:value-type="float">
            <text:p>34.3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41816" calcext:value-type="float">
            <text:p>34.34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952" calcext:value-type="float">
            <text:p>34.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6096" calcext:value-type="float">
            <text:p>34.29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048" calcext:value-type="float">
            <text:p>34.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524" calcext:value-type="float">
            <text:p>34.3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50376" calcext:value-type="float">
            <text:p>34.2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71712" calcext:value-type="float">
            <text:p>34.27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1232" calcext:value-type="float">
            <text:p>34.24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47328" calcext:value-type="float">
            <text:p>34.2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5616" calcext:value-type="float">
            <text:p>34.26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5992" calcext:value-type="float">
            <text:p>34.22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83904" calcext:value-type="float">
            <text:p>34.28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68664" calcext:value-type="float">
            <text:p>34.2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5136" calcext:value-type="float">
            <text:p>34.23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38184" calcext:value-type="float">
            <text:p>34.2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58936" calcext:value-type="float">
            <text:p>34.1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9896" calcext:value-type="float">
            <text:p>34.2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16848" calcext:value-type="float">
            <text:p>34.2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1504" calcext:value-type="float">
            <text:p>34.1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5408" calcext:value-type="float">
            <text:p>34.12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9208" calcext:value-type="float">
            <text:p>34.04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79688" calcext:value-type="float">
            <text:p>34.0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9312" calcext:value-type="float">
            <text:p>34.1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236" calcext:value-type="float">
            <text:p>34.1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46744" calcext:value-type="float">
            <text:p>34.14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2736" calcext:value-type="float">
            <text:p>34.0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84616" calcext:value-type="float">
            <text:p>33.88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3864" calcext:value-type="float">
            <text:p>33.96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76056" calcext:value-type="float">
            <text:p>33.9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2424" calcext:value-type="float">
            <text:p>33.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804" calcext:value-type="float">
            <text:p>33.84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66" calcext:value-type="float">
            <text:p>33.7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4032" calcext:value-type="float">
            <text:p>33.7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3552" calcext:value-type="float">
            <text:p>33.7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04" calcext:value-type="float">
            <text:p>33.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6016" calcext:value-type="float">
            <text:p>33.65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324" calcext:value-type="float">
            <text:p>33.54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48" calcext:value-type="float">
            <text:p>41.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44" calcext:value-type="float">
            <text:p>123.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144" calcext:value-type="float">
            <text:p>77.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6456" calcext:value-type="float">
            <text:p>33.36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8168" calcext:value-type="float">
            <text:p>33.34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5224" calcext:value-type="float">
            <text:p>33.4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6936" calcext:value-type="float">
            <text:p>33.3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4472" calcext:value-type="float">
            <text:p>33.4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0088" calcext:value-type="float">
            <text:p>33.47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0568" calcext:value-type="float">
            <text:p>33.5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0944" calcext:value-type="float">
            <text:p>33.4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4952" calcext:value-type="float">
            <text:p>33.52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4576" calcext:value-type="float">
            <text:p>33.5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2008" calcext:value-type="float">
            <text:p>33.59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6184" calcext:value-type="float">
            <text:p>33.47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7352" calcext:value-type="float">
            <text:p>33.67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07248" calcext:value-type="float">
            <text:p>33.60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2592" calcext:value-type="float">
            <text:p>33.69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4784" calcext:value-type="float">
            <text:p>33.70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564" calcext:value-type="float">
            <text:p>33.6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38312" calcext:value-type="float">
            <text:p>33.73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612" calcext:value-type="float">
            <text:p>33.72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50504" calcext:value-type="float">
            <text:p>33.75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3176" calcext:value-type="float">
            <text:p>33.79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74304" calcext:value-type="float">
            <text:p>33.6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29168" calcext:value-type="float">
            <text:p>33.72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80984" calcext:value-type="float">
            <text:p>33.78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184" calcext:value-type="float">
            <text:p>33.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1088" calcext:value-type="float">
            <text:p>33.8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3656" calcext:value-type="float">
            <text:p>33.82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1464" calcext:value-type="float">
            <text:p>33.81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232" calcext:value-type="float">
            <text:p>33.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5368" calcext:value-type="float">
            <text:p>33.80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4136" calcext:value-type="float">
            <text:p>33.85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20608" calcext:value-type="float">
            <text:p>33.8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57184" calcext:value-type="float">
            <text:p>33.8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02904" calcext:value-type="float">
            <text:p>33.90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14512" calcext:value-type="float">
            <text:p>33.81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472" calcext:value-type="float">
            <text:p>33.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568" calcext:value-type="float">
            <text:p>34.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3488" calcext:value-type="float">
            <text:p>34.00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2048" calcext:value-type="float">
            <text:p>33.9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2152" calcext:value-type="float">
            <text:p>33.9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0044" calcext:value-type="float">
            <text:p>34.00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57768" calcext:value-type="float">
            <text:p>33.95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3092" calcext:value-type="float">
            <text:p>34.0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3384" calcext:value-type="float">
            <text:p>33.93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12632" calcext:value-type="float">
            <text:p>34.0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8352" calcext:value-type="float">
            <text:p>34.05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88832" calcext:value-type="float">
            <text:p>34.08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4616" calcext:value-type="float">
            <text:p>34.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4072" calcext:value-type="float">
            <text:p>34.1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10168" calcext:value-type="float">
            <text:p>34.1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1024" calcext:value-type="float">
            <text:p>34.1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4824" calcext:value-type="float">
            <text:p>34.02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55304" calcext:value-type="float">
            <text:p>34.0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8144" calcext:value-type="float">
            <text:p>33.91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6996" calcext:value-type="float">
            <text:p>33.9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30336" calcext:value-type="float">
            <text:p>33.93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45576" calcext:value-type="float">
            <text:p>33.9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15096" calcext:value-type="float">
            <text:p>33.91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5848" calcext:value-type="float">
            <text:p>33.8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98688" calcext:value-type="float">
            <text:p>33.69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136" calcext:value-type="float">
            <text:p>33.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3448" calcext:value-type="float">
            <text:p>33.68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6976" calcext:value-type="float">
            <text:p>33.71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2696" calcext:value-type="float">
            <text:p>33.76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65744" calcext:value-type="float">
            <text:p>33.7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44992" calcext:value-type="float">
            <text:p>33.84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6496" calcext:value-type="float">
            <text:p>33.6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74888" calcext:value-type="float">
            <text:p>33.77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08416" calcext:value-type="float">
            <text:p>33.80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13928" calcext:value-type="float">
            <text:p>33.7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8584" calcext:value-type="float">
            <text:p>33.62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8104" calcext:value-type="float">
            <text:p>33.5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3888" calcext:value-type="float">
            <text:p>33.3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6376" calcext:value-type="float">
            <text:p>32.72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1216" calcext:value-type="float">
            <text:p>33.35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9128" calcext:value-type="float">
            <text:p>33.40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9232" calcext:value-type="float">
            <text:p>33.47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132" calcext:value-type="float">
            <text:p>33.42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4848" calcext:value-type="float">
            <text:p>33.45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73136" calcext:value-type="float">
            <text:p>33.47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276" calcext:value-type="float">
            <text:p>33.51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7624" calcext:value-type="float">
            <text:p>33.5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9336" calcext:value-type="float">
            <text:p>33.54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03616" calcext:value-type="float">
            <text:p>33.5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0192" calcext:value-type="float">
            <text:p>33.54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4096" calcext:value-type="float">
            <text:p>33.5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5808" calcext:value-type="float">
            <text:p>33.51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0672" calcext:value-type="float">
            <text:p>33.5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848" calcext:value-type="float">
            <text:p>33.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46288" calcext:value-type="float">
            <text:p>33.5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0296" calcext:value-type="float">
            <text:p>33.61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896" calcext:value-type="float">
            <text:p>33.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1632" calcext:value-type="float">
            <text:p>33.63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89544" calcext:value-type="float">
            <text:p>33.68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01736" calcext:value-type="float">
            <text:p>33.70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3824" calcext:value-type="float">
            <text:p>33.6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3344" calcext:value-type="float">
            <text:p>33.6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5912" calcext:value-type="float">
            <text:p>33.58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40776" calcext:value-type="float">
            <text:p>33.6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59064" calcext:value-type="float">
            <text:p>33.6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22488" calcext:value-type="float">
            <text:p>33.62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7144" calcext:value-type="float">
            <text:p>33.5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2384" calcext:value-type="float">
            <text:p>33.55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82864" calcext:value-type="float">
            <text:p>33.5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6768" calcext:value-type="float">
            <text:p>33.57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95056" calcext:value-type="float">
            <text:p>33.5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61528" calcext:value-type="float">
            <text:p>33.5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1424" calcext:value-type="float">
            <text:p>33.49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63992" calcext:value-type="float">
            <text:p>33.4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8752" calcext:value-type="float">
            <text:p>33.44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4056" calcext:value-type="float">
            <text:p>33.21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8024" calcext:value-type="float">
            <text:p>32.95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0968" calcext:value-type="float">
            <text:p>32.8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364" calcext:value-type="float">
            <text:p>32.9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5832" calcext:value-type="float">
            <text:p>32.94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0904" calcext:value-type="float">
            <text:p>33.1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4536" calcext:value-type="float">
            <text:p>33.24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1008" calcext:value-type="float">
            <text:p>33.21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3304" calcext:value-type="float">
            <text:p>33.2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6352" calcext:value-type="float">
            <text:p>33.2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9504" calcext:value-type="float">
            <text:p>33.36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8648" calcext:value-type="float">
            <text:p>33.3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3408" calcext:value-type="float">
            <text:p>33.3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6832" calcext:value-type="float">
            <text:p>33.32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7792" calcext:value-type="float">
            <text:p>33.3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4368" calcext:value-type="float">
            <text:p>33.4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084" calcext:value-type="float">
            <text:p>33.39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8272" calcext:value-type="float">
            <text:p>33.41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5704" calcext:value-type="float">
            <text:p>33.4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99984" calcext:value-type="float">
            <text:p>33.3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18" calcext:value-type="float">
            <text:p>33.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0464" calcext:value-type="float">
            <text:p>33.4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57896" calcext:value-type="float">
            <text:p>33.4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42656" calcext:value-type="float">
            <text:p>33.4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3512" calcext:value-type="float">
            <text:p>33.43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6036" calcext:value-type="float">
            <text:p>33.3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1592" calcext:value-type="float">
            <text:p>33.31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3032" calcext:value-type="float">
            <text:p>33.4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2072" calcext:value-type="float">
            <text:p>33.34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2344" calcext:value-type="float">
            <text:p>33.23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2992" calcext:value-type="float">
            <text:p>33.08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5456" calcext:value-type="float">
            <text:p>32.98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2408" calcext:value-type="float">
            <text:p>32.9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2576" calcext:value-type="float">
            <text:p>32.80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5144" calcext:value-type="float">
            <text:p>32.77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8192" calcext:value-type="float">
            <text:p>32.7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1448" calcext:value-type="float">
            <text:p>32.9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9152" calcext:value-type="float">
            <text:p>32.83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0592" calcext:value-type="float">
            <text:p>32.9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4496" calcext:value-type="float">
            <text:p>32.92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6208" calcext:value-type="float">
            <text:p>32.90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39736" calcext:value-type="float">
            <text:p>32.93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4872" calcext:value-type="float">
            <text:p>32.88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2784" calcext:value-type="float">
            <text:p>32.94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2304" calcext:value-type="float">
            <text:p>32.9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0008" calcext:value-type="float">
            <text:p>32.83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0864" calcext:value-type="float">
            <text:p>32.8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4392" calcext:value-type="float">
            <text:p>32.85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7816" calcext:value-type="float">
            <text:p>32.81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1344" calcext:value-type="float">
            <text:p>32.85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9256" calcext:value-type="float">
            <text:p>32.9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124" calcext:value-type="float">
            <text:p>32.78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7232" calcext:value-type="float">
            <text:p>32.71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9344" calcext:value-type="float">
            <text:p>32.08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648" calcext:value-type="float">
            <text:p>31.47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1456" calcext:value-type="float">
            <text:p>31.4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4504" calcext:value-type="float">
            <text:p>31.46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048" calcext:value-type="float">
            <text:p>31.62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528" calcext:value-type="float">
            <text:p>31.65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45496" calcext:value-type="float">
            <text:p>31.52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19232" calcext:value-type="float">
            <text:p>31.54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936448" calcext:value-type="float">
            <text:p>32.009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8031428571" calcext:value-type="float">
            <text:p>32.06180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59806896552" calcext:value-type="float">
            <text:p>32.08598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0024827586" calcext:value-type="float">
            <text:p>31.656002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82791428571" calcext:value-type="float">
            <text:p>31.29827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89379310345" calcext:value-type="float">
            <text:p>31.1789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19702857143" calcext:value-type="float">
            <text:p>31.22197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48973793104" calcext:value-type="float">
            <text:p>31.274897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1804444444" calcext:value-type="float">
            <text:p>31.345180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48951724138" calcext:value-type="float">
            <text:p>31.41489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76387096774" calcext:value-type="float">
            <text:p>31.4976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7948" calcext:value-type="float">
            <text:p>31.58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4446451613" calcext:value-type="float">
            <text:p>31.70244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89408" calcext:value-type="float">
            <text:p>31.75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3943225806" calcext:value-type="float">
            <text:p>31.32439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8384" calcext:value-type="float">
            <text:p>31.26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77489032258" calcext:value-type="float">
            <text:p>31.29774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2144" calcext:value-type="float">
            <text:p>31.35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0454193548" calcext:value-type="float">
            <text:p>31.42104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15945714286" calcext:value-type="float">
            <text:p>31.48159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3587096774" calcext:value-type="float">
            <text:p>31.543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0867096774" calcext:value-type="float">
            <text:p>31.65308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54128" calcext:value-type="float">
            <text:p>31.72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86908387097" calcext:value-type="float">
            <text:p>31.82869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004" calcext:value-type="float">
            <text:p>31.90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50761290323" calcext:value-type="float">
            <text:p>31.7650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73032258064" calcext:value-type="float">
            <text:p>31.5173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5416" calcext:value-type="float">
            <text:p>31.33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93047741935" calcext:value-type="float">
            <text:p>31.25930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21624" calcext:value-type="float">
            <text:p>31.32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8344516129" calcext:value-type="float">
            <text:p>31.368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27325714286" calcext:value-type="float">
            <text:p>31.442732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53367741935" calcext:value-type="float">
            <text:p>31.5153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4696774194" calcext:value-type="float">
            <text:p>31.5954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5851862069" calcext:value-type="float">
            <text:p>31.685851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5370322581" calcext:value-type="float">
            <text:p>31.80253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6248" calcext:value-type="float">
            <text:p>31.897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83264516129" calcext:value-type="float">
            <text:p>31.8383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43070967742" calcext:value-type="float">
            <text:p>31.6343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83576" calcext:value-type="float">
            <text:p>31.25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79687741935" calcext:value-type="float">
            <text:p>31.23796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3616" calcext:value-type="float">
            <text:p>31.290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1883870968" calcext:value-type="float">
            <text:p>31.348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88311111111" calcext:value-type="float">
            <text:p>31.42883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42856" calcext:value-type="float">
            <text:p>31.44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83982222222" calcext:value-type="float">
            <text:p>31.408398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8228965517" calcext:value-type="float">
            <text:p>31.427822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37344" calcext:value-type="float">
            <text:p>31.45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45939310345" calcext:value-type="float">
            <text:p>31.474593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30384" calcext:value-type="float">
            <text:p>31.47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3576" calcext:value-type="float">
            <text:p>31.38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2824827586" calcext:value-type="float">
            <text:p>31.229282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6528" calcext:value-type="float">
            <text:p>31.23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81859310345" calcext:value-type="float">
            <text:p>31.258185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9824" calcext:value-type="float">
            <text:p>31.27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74048695652" calcext:value-type="float">
            <text:p>31.317404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2109" calcext:value-type="float">
            <text:p>31.3521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74190967742" calcext:value-type="float">
            <text:p>31.38741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6768" calcext:value-type="float">
            <text:p>31.42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47295483871" calcext:value-type="float">
            <text:p>31.4747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03408" calcext:value-type="float">
            <text:p>31.53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2263225806" calcext:value-type="float">
            <text:p>31.504226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02242580645" calcext:value-type="float">
            <text:p>31.34022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04176" calcext:value-type="float">
            <text:p>31.23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66905806452" calcext:value-type="float">
            <text:p>31.236690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3304" calcext:value-type="float">
            <text:p>31.26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52041290323" calcext:value-type="float">
            <text:p>31.26520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50134285714" calcext:value-type="float">
            <text:p>31.29501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96748387097" calcext:value-type="float">
            <text:p>31.319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3384" calcext:value-type="float">
            <text:p>31.3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6771862069" calcext:value-type="float">
            <text:p>31.426771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37928" calcext:value-type="float">
            <text:p>31.463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60502068966" calcext:value-type="float">
            <text:p>31.486050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79456" calcext:value-type="float">
            <text:p>31.517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45534545454" calcext:value-type="float">
            <text:p>31.4445534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2387368421" calcext:value-type="float">
            <text:p>31.28723873684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60513103448" calcext:value-type="float">
            <text:p>31.416051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13174285714" calcext:value-type="float">
            <text:p>31.44131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30325517241" calcext:value-type="float">
            <text:p>31.463032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55701538461" calcext:value-type="float">
            <text:p>31.49557015384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31365517241" calcext:value-type="float">
            <text:p>31.53313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046" calcext:value-type="float">
            <text:p>31.62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67930434783" calcext:value-type="float">
            <text:p>31.65679304347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734" calcext:value-type="float">
            <text:p>31.6537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8924173913" calcext:value-type="float">
            <text:p>31.678924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1448" calcext:value-type="float">
            <text:p>31.6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284" calcext:value-type="float">
            <text:p>31.6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05488" calcext:value-type="float">
            <text:p>31.67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29872" calcext:value-type="float">
            <text:p>31.67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44528" calcext:value-type="float">
            <text:p>31.66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98224" calcext:value-type="float">
            <text:p>31.64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06976" calcext:value-type="float">
            <text:p>29.9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756" calcext:value-type="float">
            <text:p>30.0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01296" calcext:value-type="float">
            <text:p>30.45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65304" calcext:value-type="float">
            <text:p>30.45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08811428571" calcext:value-type="float">
            <text:p>30.78088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87343448276" calcext:value-type="float">
            <text:p>30.758734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59475862069" calcext:value-type="float">
            <text:p>30.37594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2188571429" calcext:value-type="float">
            <text:p>30.21721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54242758621" calcext:value-type="float">
            <text:p>30.2354242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65608571429" calcext:value-type="float">
            <text:p>30.28656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4195862069" calcext:value-type="float">
            <text:p>30.34241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4058461538" calcext:value-type="float">
            <text:p>30.415405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8696774194" calcext:value-type="float">
            <text:p>30.604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9296" calcext:value-type="float">
            <text:p>30.6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44761290323" calcext:value-type="float">
            <text:p>30.7744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56849032258" calcext:value-type="float">
            <text:p>30.78568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983225806" calcext:value-type="float">
            <text:p>30.63249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0904" calcext:value-type="float">
            <text:p>30.49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4892903226" calcext:value-type="float">
            <text:p>30.48648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06936" calcext:value-type="float">
            <text:p>30.39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3464516129" calcext:value-type="float">
            <text:p>30.423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5185714286" calcext:value-type="float">
            <text:p>30.49251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0774193548" calcext:value-type="float">
            <text:p>30.5340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85135483871" calcext:value-type="float">
            <text:p>30.508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73176" calcext:value-type="float">
            <text:p>30.55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36203870968" calcext:value-type="float">
            <text:p>30.61362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4904" calcext:value-type="float">
            <text:p>30.64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11101935484" calcext:value-type="float">
            <text:p>30.66111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06129032258" calcext:value-type="float">
            <text:p>30.5906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88168" calcext:value-type="float">
            <text:p>30.25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0295483871" calcext:value-type="float">
            <text:p>30.1402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2048" calcext:value-type="float">
            <text:p>30.1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15042580645" calcext:value-type="float">
            <text:p>30.15150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4515862069" calcext:value-type="float">
            <text:p>30.21745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59228387097" calcext:value-type="float">
            <text:p>30.25592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22098064516" calcext:value-type="float">
            <text:p>30.19220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44328" calcext:value-type="float">
            <text:p>30.23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1460645161" calcext:value-type="float">
            <text:p>30.2721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16488" calcext:value-type="float">
            <text:p>30.31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99308387097" calcext:value-type="float">
            <text:p>30.31993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38291612903" calcext:value-type="float">
            <text:p>30.24382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19896" calcext:value-type="float">
            <text:p>30.09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9842580645" calcext:value-type="float">
            <text:p>29.80098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49392" calcext:value-type="float">
            <text:p>29.76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67852903226" calcext:value-type="float">
            <text:p>29.80678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657191428571" calcext:value-type="float">
            <text:p>29.865719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86185806452" calcext:value-type="float">
            <text:p>29.898618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6892903226" calcext:value-type="float">
            <text:p>29.80068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36208" calcext:value-type="float">
            <text:p>29.83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02322580645" calcext:value-type="float">
            <text:p>29.880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806616" calcext:value-type="float">
            <text:p>29.880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32686451613" calcext:value-type="float">
            <text:p>29.91326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05793548387" calcext:value-type="float">
            <text:p>29.8305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3324" calcext:value-type="float">
            <text:p>29.7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366990967742" calcext:value-type="float">
            <text:p>29.43669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32968" calcext:value-type="float">
            <text:p>29.273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36975483871" calcext:value-type="float">
            <text:p>29.31369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06814285714" calcext:value-type="float">
            <text:p>29.40068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21357419355" calcext:value-type="float">
            <text:p>29.4521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80526451613" calcext:value-type="float">
            <text:p>29.32805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19224" calcext:value-type="float">
            <text:p>29.40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579367741935" calcext:value-type="float">
            <text:p>29.45793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2288" calcext:value-type="float">
            <text:p>29.48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99553548387" calcext:value-type="float">
            <text:p>29.40995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76015483871" calcext:value-type="float">
            <text:p>29.3076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12936" calcext:value-type="float">
            <text:p>28.84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4970322581" calcext:value-type="float">
            <text:p>28.81549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47288" calcext:value-type="float">
            <text:p>28.8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74691612903" calcext:value-type="float">
            <text:p>28.8874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94834285714" calcext:value-type="float">
            <text:p>28.95948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798923870968" calcext:value-type="float">
            <text:p>28.97989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87608" calcext:value-type="float">
            <text:p>29.048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081050322581" calcext:value-type="float">
            <text:p>29.108105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98528" calcext:value-type="float">
            <text:p>29.149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43571612903" calcext:value-type="float">
            <text:p>29.13435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58438709677" calcext:value-type="float">
            <text:p>28.9358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71104" calcext:value-type="float">
            <text:p>28.74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05868387097" calcext:value-type="float">
            <text:p>28.710586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6087483871" calcext:value-type="float">
            <text:p>28.47608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24179310345" calcext:value-type="float">
            <text:p>28.54241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4343225806" calcext:value-type="float">
            <text:p>28.59643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7024516129" calcext:value-type="float">
            <text:p>28.4270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852872" calcext:value-type="float">
            <text:p>28.48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09803870968" calcext:value-type="float">
            <text:p>28.540980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452312" calcext:value-type="float">
            <text:p>28.5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81001290323" calcext:value-type="float">
            <text:p>28.52810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39708387097" calcext:value-type="float">
            <text:p>28.35397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31976" calcext:value-type="float">
            <text:p>28.07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19298064516" calcext:value-type="float">
            <text:p>27.951929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05056" calcext:value-type="float">
            <text:p>27.87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5336774194" calcext:value-type="float">
            <text:p>27.91653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16197142857" calcext:value-type="float">
            <text:p>27.98161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6880516129" calcext:value-type="float">
            <text:p>28.0368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14782608696" calcext:value-type="float">
            <text:p>28.06147826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20454545454" calcext:value-type="float">
            <text:p>28.1420454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45408695652" calcext:value-type="float">
            <text:p>28.214540869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83345454545" calcext:value-type="float">
            <text:p>28.23833454545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60617142857" calcext:value-type="float">
            <text:p>28.21606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66568" calcext:value-type="float">
            <text:p>28.16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2288" calcext:value-type="float">
            <text:p>28.21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7048" calcext:value-type="float">
            <text:p>28.19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3238" calcext:value-type="float">
            <text:p>28.193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9334" calcext:value-type="float">
            <text:p>28.199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1305" calcext:value-type="float">
            <text:p>28.213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81046" calcext:value-type="float">
            <text:p>28.181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0208" calcext:value-type="float">
            <text:p>26.81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60" meta:object-count="0"/>
    <meta:user-defined meta:name="AppVersion">3.0</meta:user-defined>
  </office:meta>
</office:document-meta>
</file>